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8pt" style:font-size-asian="18pt" style:font-size-complex="1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fo:font-weight="bold" style:font-name-asian="Monospace" style:font-size-asian="11pt" style:font-weight-asian="bold" style:font-name-complex="Monospace" style:font-size-complex="11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style:text-underline-style="none"/>
    </style:style>
    <style:style style:name="T4" style:family="text">
      <style:text-properties fo:color="#7f0055" style:font-name="Arial" fo:font-size="11pt" style:text-underline-style="none" fo:font-weight="bold" style:font-name-asian="Monospace" style:font-size-asian="11pt" style:font-weight-asian="bold" style:font-name-complex="Monospace" style:font-size-complex="11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style:font-name-asian="Monospace" style:font-name-complex="Monospace"/>
    </style:style>
    <style:style style:name="T9" style:family="text">
      <style:text-properties fo:color="#0000c0"/>
    </style:style>
    <style:style style:name="T10" style:family="text">
      <style:text-properties fo:color="#0000c0" fo:font-style="italic" style:font-style-asian="italic" style:font-style-complex="italic"/>
    </style:style>
    <style:style style:name="T11" style:family="text">
      <style:text-properties fo:color="#2a00ff"/>
    </style:style>
    <style:style style:name="T12" style:family="text">
      <style:text-properties fo:color="#646464"/>
    </style:style>
    <style:style style:name="T13" style:family="text">
      <style:text-properties fo:color="#3f5fbf"/>
    </style:style>
    <style:style style:name="T14" style:family="text">
      <style:text-properties fo:color="#7f9fbf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-asian="Monospace"/>
    </style:style>
    <style:style style:name="T17" style:family="text">
      <style:text-properties style:font-name-complex="Monospace"/>
    </style:style>
    <style:style style:name="T18" style:family="text">
      <style:text-properties fo:font-weight="bold"/>
    </style:style>
    <style:style style:name="T19" style:family="text">
      <style:text-properties style:font-weight-asian="bold"/>
    </style:style>
    <style:style style:name="T20" style:family="text">
      <style:text-properties style:font-weight-complex="bold"/>
    </style:style>
    <style:style style:name="T21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22" style:family="text">
      <style:text-properties style:font-name="Arial" fo:font-size="11pt" style:text-underline-style="none" fo:font-weight="bold" style:font-name-asian="Monospace" style:font-size-asian="11pt" style:font-weight-asian="bold" style:font-name-complex="Monospace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erfaces</text:p>
      <text:p text:style-name="P6"/>
      <text:p text:style-name="P6"><text:span text:style-name="T2">public</text:span><text:span text:style-name="T5"> </text:span><text:span text:style-name="T2">class</text:span><text:span text:style-name="T5"> Ingredient {</text:span></text:p>
      <text:p text:style-name="P6"><text:span text:style-name="T5"><text:tab/></text:span><text:span text:style-name="T2">protected</text:span><text:span text:style-name="T5"> </text:span><text:span text:style-name="T2">float</text:span><text:span text:style-name="T5"> </text:span><text:span text:style-name="T9">quantity</text:span><text:span text:style-name="T5">;</text:span></text:p>
      <text:p text:style-name="P6"><text:span text:style-name="T5"><text:tab/></text:span><text:span text:style-name="T2">protected</text:span><text:span text:style-name="T5"> String </text:span><text:span text:style-name="T9">name</text:span><text:span text:style-name="T5">;</text:span></text:p>
      <text:p text:style-name="P8"><text:tab/></text:p>
      <text:p text:style-name="P6"><text:span text:style-name="T5"><text:tab/></text:span><text:span text:style-name="T2">public</text:span><text:span text:style-name="T5"> Ingredient(String name, Float quantity); // inicia ingrediente<text:tab/></text:span><text:span text:style-name="T2">public</text:span><text:span text:style-name="T5"> Ingredient(Ingredient ingr); // encapsula um ingrediente</text:span></text:p>
      <text:p text:style-name="P6"><text:span text:style-name="T5"><text:tab/></text:span><text:span text:style-name="T2">public</text:span><text:span text:style-name="T5"> String getName(); // pega o nome do ingrediente</text:span></text:p>
      <text:p text:style-name="P6"><text:span text:style-name="T5"><text:tab/></text:span><text:span text:style-name="T2">public</text:span><text:span text:style-name="T5"> </text:span><text:span text:style-name="T2">float</text:span><text:span text:style-name="T5"> getQuantity(); // pega a quantidade do ingrediente</text:span></text:p>
      <text:p text:style-name="P6"><text:span text:style-name="T5"><text:tab/></text:span><text:span text:style-name="T2">public</text:span><text:span text:style-name="T5"> String describe(); // descreve o ingrediente</text:span></text:p>
      <text:p text:style-name="P6"><text:span text:style-name="T5">}</text:span></text:p>
      <text:p text:style-name="P6"/>
      <text:p text:style-name="P6"><text:span text:style-name="T2">public</text:span><text:span text:style-name="T5"> </text:span><text:span text:style-name="T2">class</text:span><text:span text:style-name="T5"> MixedIngredients </text:span><text:span text:style-name="T2">extends</text:span><text:span text:style-name="T5"> Ingredient {</text:span></text:p>
      <text:p text:style-name="P6"><text:span text:style-name="T5"><text:tab/></text:span><text:span text:style-name="T2">protected</text:span><text:span text:style-name="T5"> Ingredient[] </text:span><text:span text:style-name="T9">ingrList</text:span><text:span text:style-name="T5">;</text:span></text:p>
      <text:p text:style-name="P8"><text:tab/></text:p>
      <text:p text:style-name="P6"><text:span text:style-name="T5"><text:tab/></text:span><text:span text:style-name="T2">public</text:span><text:span text:style-name="T5"> MixedIngredients(Ingredient[] ingrList); // encapsula vários ingredientes.</text:span></text:p>
      <text:p text:style-name="P6"><text:span text:style-name="T5">}</text:span></text:p>
      <text:p text:style-name="P6"/>
      <text:p text:style-name="P6"><text:span text:style-name="T2">public</text:span><text:span text:style-name="T5"> </text:span><text:span text:style-name="T2">class</text:span><text:span text:style-name="T5"> DerivedIngredient </text:span><text:span text:style-name="T2">extends</text:span><text:span text:style-name="T5"> Ingredient {</text:span></text:p>
      <text:p text:style-name="P6"><text:span text:style-name="T5"><text:tab/></text:span><text:span text:style-name="T2">protected</text:span><text:span text:style-name="T5"> Ingredient </text:span><text:span text:style-name="T9">ingr</text:span><text:span text:style-name="T5">;</text:span></text:p>
      <text:p text:style-name="P6"><text:span text:style-name="T5"><text:tab/></text:span><text:span text:style-name="T2">protected</text:span><text:span text:style-name="T5"> String </text:span><text:span text:style-name="T9">sufix</text:span><text:span text:style-name="T5">;</text:span></text:p>
      <text:p text:style-name="P8"><text:tab/></text:p>
      <text:p text:style-name="P6"><text:span text:style-name="T5"><text:tab/></text:span><text:span text:style-name="T2">public</text:span><text:span text:style-name="T5"> DerivedIngredient(String sufix, Ingredient ingr); // encapsula um ingrediente com o sufixo correto</text:span></text:p>
      <text:p text:style-name="P6"><text:span text:style-name="T5">}</text:span></text:p>
      <text:p text:style-name="P6"/>
      <text:p text:style-name="P6"><text:span text:style-name="T2">public</text:span><text:span text:style-name="T5"> </text:span><text:span text:style-name="T2">class</text:span><text:span text:style-name="T5"> ChoppedIngredient </text:span><text:span text:style-name="T2">extends</text:span><text:span text:style-name="T5"> DerivedIngredient {</text:span></text:p>
      <text:p text:style-name="P6"><text:span text:style-name="T5"><text:tab/></text:span><text:span text:style-name="T2">public</text:span><text:span text:style-name="T5"> ChoppedIngredient(Ingredient ingr); // encapsula um ingrediente</text:span></text:p>
      <text:p text:style-name="P6"><text:span text:style-name="T5">}</text:span></text:p>
      <text:p text:style-name="P6"/>
      <text:p text:style-name="P6"><text:span text:style-name="T2">public</text:span><text:span text:style-name="T5"> </text:span><text:span text:style-name="T2">class</text:span><text:span text:style-name="T5"> GrilledIngredient </text:span><text:span text:style-name="T2">extends</text:span><text:span text:style-name="T5"> DerivedIngredient {</text:span></text:p>
      <text:p text:style-name="P6"><text:span text:style-name="T5"><text:tab/></text:span><text:span text:style-name="T2">public</text:span><text:span text:style-name="T5"> GrilledIngredient(Ingredient ingr); // encapsula um ingrediente</text:span></text:p>
      <text:p text:style-name="P7"><text:span text:style-name="T8">}</text:span></text:p>
      <text:p text:style-name="P7"/>
      <text:p text:style-name="P6"><text:span text:style-name="T2">public</text:span><text:span text:style-name="T5"> </text:span><text:span text:style-name="T2">class</text:span><text:span text:style-name="T5"> PelledIngredient </text:span><text:span text:style-name="T2">extends</text:span><text:span text:style-name="T5"> DerivedIngredient {</text:span></text:p>
      <text:p text:style-name="P6"><text:span text:style-name="T5"><text:tab/></text:span><text:span text:style-name="T2">public</text:span><text:span text:style-name="T5"> PelledIngredient(Ingredient ingr); // encapsula um ingrediente</text:span></text:p>
      <text:p text:style-name="P6"><text:span text:style-name="T5">}</text:span></text:p>
      <text:p text:style-name="P6"/>
      <text:p text:style-name="P6"><text:span text:style-name="T2">public</text:span><text:span text:style-name="T5"> </text:span><text:span text:style-name="T2">class</text:span><text:span text:style-name="T5"> SlicedIngredient </text:span><text:span text:style-name="T2">extends</text:span><text:span text:style-name="T5"> DerivedIngredient {</text:span></text:p>
      <text:p text:style-name="P6"><text:span text:style-name="T5"><text:tab/></text:span><text:span text:style-name="T2">public</text:span><text:span text:style-name="T5"> SlicedIngredient(Ingredient ingr); // encapsula um ingrediente</text:span></text:p>
      <text:p text:style-name="P6"><text:span text:style-name="T5">}</text:span></text:p>
      <text:p text:style-name="P3"/>
      <text:p text:style-name="P6"><text:span text:style-name="T2">public</text:span><text:span text:style-name="T5"> </text:span><text:span text:style-name="T2">abstract</text:span><text:span text:style-name="T5"> </text:span><text:span text:style-name="T2">class</text:span><text:span text:style-name="T5"> Task {</text:span></text:p>
      <text:p text:style-name="P6"><text:span text:style-name="T5"><text:tab/></text:span><text:span text:style-name="T2">protected</text:span><text:span text:style-name="T5"> Ingredient[] </text:span><text:span text:style-name="T9">ingrs</text:span><text:span text:style-name="T5">;</text:span></text:p>
      <text:p text:style-name="P8"><text:tab/></text:p>
      <text:p text:style-name="P6"><text:span text:style-name="T5"><text:tab/></text:span><text:span text:style-name="T2">public</text:span><text:span text:style-name="T5"> Task(Ingredient[] ingrs); // inicia uma tarefa informando a lista de ingredientes necessários para a realização da tarefa</text:span></text:p>
      <text:p text:style-name="P6"><text:span text:style-name="T5"><text:tab/></text:span><text:span text:style-name="T2">public</text:span><text:span text:style-name="T5"> Task(Ingredient ingr) // inicia uma tarefa com apenas um ingrediente necessário</text:span></text:p>
      <text:p text:style-name="P6"><text:span text:style-name="T5"><text:tab/></text:span><text:span text:style-name="T2">public</text:span><text:span text:style-name="T5"> Ingredient[] getIngredients(); // retorna lista de ingredientes necessários</text:span></text:p>
      <text:p text:style-name="P6"><text:span text:style-name="T5"><text:tab/></text:span><text:span text:style-name="T2">public</text:span><text:span text:style-name="T5"> </text:span><text:span text:style-name="T2">abstract</text:span><text:span text:style-name="T5"> String describe(); // retorna a descrição da tarefa</text:span></text:p>
      <text:p text:style-name="P6"><text:span text:style-name="T5"><text:tab/></text:span><text:span text:style-name="T2">public</text:span><text:span text:style-name="T5"> </text:span><text:span text:style-name="T2">abstract</text:span><text:span text:style-name="T5"> Ingredient result(); // retorna o ingrediente resultante da tarefa</text:span></text:p>
      <text:p text:style-name="P6"><text:span text:style-name="T5">}</text:span></text:p>
      <text:p text:style-name="P10"><text:span text:style-name="T2">public</text:span><text:span text:style-name="T5"> </text:span><text:span text:style-name="T2">class</text:span><text:span text:style-name="T5"> Chop </text:span><text:span text:style-name="T2">extends</text:span><text:span text:style-name="T5"> Task {</text:span></text:p>
      <text:p text:style-name="P6"><text:span text:style-name="T5"><text:tab/></text:span><text:span text:style-name="T2">public</text:span><text:span text:style-name="T5"> Chop(Ingredient ingr); //inicia a tarefa “picar” com apenas um ingrediente necessário</text:span></text:p>
      <text:p text:style-name="P8">}</text:p>
      <text:p text:style-name="P1"/>
      <text:p text:style-name="P6"><text:span text:style-name="T2">public</text:span><text:span text:style-name="T5"> </text:span><text:span text:style-name="T2">class</text:span><text:span text:style-name="T5"> Grill </text:span><text:span text:style-name="T2">extends</text:span><text:span text:style-name="T5"> Task {</text:span></text:p>
      <text:p text:style-name="P6"><text:span text:style-name="T5"><text:tab/></text:span><text:span text:style-name="T2">public</text:span><text:span text:style-name="T5"> Grill(Ingredient ingr); // inicia a tarefa “grelhar” com apenas um ingrediente necessário</text:span></text:p>
      <text:p text:style-name="P8">}</text:p>
      <text:p text:style-name="P6"/>
      <text:p text:style-name="P6"><text:span text:style-name="T2">public</text:span><text:span text:style-name="T5"> </text:span><text:span text:style-name="T2">class</text:span><text:span text:style-name="T5"> Mix </text:span><text:span text:style-name="T2">extends</text:span><text:span text:style-name="T5"> Task {</text:span></text:p>
      <text:p text:style-name="P6"><text:span text:style-name="T5"><text:tab/></text:span><text:span text:style-name="T2">public</text:span><text:span text:style-name="T5"> Mix(Ingredient[] ingrs); // inicia a tarefa “misturar” com a lista de ingredientes necessários</text:span></text:p>
      <text:p text:style-name="P7"><text:span text:style-name="T8">}</text:span></text:p>
      <text:p text:style-name="P7"><text:span text:style-name="T4"/></text:p>
      <text:p text:style-name="P7">public<text:span text:style-name="T8"> </text:span>class<text:span text:style-name="T8"> Pell </text:span>extends<text:span text:style-name="T8"> Task {</text:span></text:p>
      <text:p text:style-name="P6"><text:span text:style-name="T5"><text:tab/></text:span><text:span text:style-name="T2">public</text:span><text:span text:style-name="T5"> Pell(Ingredient ingr); // inicia a tarefa “descascar” com apenas um ingrediente necessário</text:span></text:p>
      <text:p text:style-name="P8">}</text:p>
      <text:p text:style-name="P1"/>
      <text:p text:style-name="P7">public<text:span text:style-name="T8"> </text:span>class<text:span text:style-name="T8"> Slice </text:span>extends<text:span text:style-name="T8"> Task {</text:span></text:p>
      <text:p text:style-name="P6"><text:span text:style-name="T5"><text:tab/></text:span><text:span text:style-name="T2">public</text:span><text:span text:style-name="T5"> Slice(Ingredient ingr); // inicia a tarefa “fatiar” com apenas um ingrediente necessário</text:span></text:p>
      <text:p text:style-name="P8">}</text:p>
      <text:p text:style-name="P9"/>
      <text:p text:style-name="P7">public<text:span text:style-name="T8"> </text:span>class<text:span text:style-name="T8"> Recipe {</text:span></text:p>
      <text:p text:style-name="P6"><text:span text:style-name="T5"><text:tab/></text:span><text:span text:style-name="T2">protected</text:span><text:span text:style-name="T5"> String </text:span><text:span text:style-name="T9">name</text:span><text:span text:style-name="T5">;</text:span></text:p>
      <text:p text:style-name="P6"><text:span text:style-name="T5"><text:tab/></text:span><text:span text:style-name="T2">protected</text:span><text:span text:style-name="T5"> ArrayList&lt;Ingredient&gt; </text:span><text:span text:style-name="T9">ingrList</text:span><text:span text:style-name="T5"> = </text:span><text:span text:style-name="T2">new</text:span><text:span text:style-name="T5"> ArrayList&lt;Ingredient&gt;();</text:span></text:p>
      <text:p text:style-name="P6"><text:span text:style-name="T5"><text:tab/></text:span><text:span text:style-name="T2">protected</text:span><text:span text:style-name="T5"> Task[] </text:span><text:span text:style-name="T9">taskList</text:span><text:span text:style-name="T5">;</text:span></text:p>
      <text:p text:style-name="P8"><text:tab/></text:p>
      <text:p text:style-name="P6"><text:span text:style-name="T5"><text:tab/></text:span><text:span text:style-name="T2">public</text:span><text:span text:style-name="T5"> Recipe(String name, Ingredient[] ingrList, Task[] taskList); // inicia uma receita com um nome, uma lista de ingredientes iniciais e uma lista de tarefas</text:span></text:p>
      <text:p text:style-name="P6"><text:span text:style-name="T5"><text:tab/></text:span><text:span text:style-name="T2">public</text:span><text:span text:style-name="T5"> String getName(); // retorna o nome da receita</text:span></text:p>
      <text:p text:style-name="P6"><text:span text:style-name="T5"><text:tab/></text:span><text:span text:style-name="T2">public</text:span><text:span text:style-name="T5"> String describe(); // retorna a descrição da receita. Responsável por verificar os ingredientes necessário para executar uma tarefa e por colocar o resultado das tarefas na lista de ingredientes, lançando uma exceção caso falte algum ingrediente</text:span></text:p>
      <text:p text:style-name="P6"><text:span text:style-name="T5">}</text:span></text:p>
      <text:p text:style-name="P6"><text:span text:style-name="T5"/></text:p>
      <text:p text:style-name="P6"><text:span text:style-name="T2">public</text:span><text:span text:style-name="T5"> </text:span><text:span text:style-name="T2">class</text:span><text:span text:style-name="T5"> RecipeException </text:span><text:span text:style-name="T2">extends</text:span><text:span text:style-name="T5"> Exception {</text:span></text:p>
      <text:p text:style-name="P6"><text:span text:style-name="T5"><text:tab/></text:span><text:span text:style-name="T2">public</text:span><text:span text:style-name="T5"> RecipeException(Recipe recipe, Ingredient ingr); // inicia uma nova exceção de falta de ingrediente de uma receita</text:span></text:p>
      <text:p text:style-name="P7"><text:span text:style-name="T8">}</text:span></text:p>
      <text:p text:style-name="P6"><text:span text:style-name="T2"/></text:p>
      <text:p text:style-name="P6"><text:span text:style-name="T2">public</text:span><text:span text:style-name="T5"> </text:span><text:span text:style-name="T2">class</text:span><text:span text:style-name="T5"> EntryClass {</text:span></text:p>
      <text:p text:style-name="P6"><text:span text:style-name="T5"><text:tab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main(String[] args); // inicio do programa</text:span></text:p>
      <text:p text:style-name="P6"><text:span text:style-name="T5"><text:tab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print(String s); // função que imprime uma mensagem para o usuário</text:span></text:p>
      <text:p text:style-name="P8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ndro Nunes</meta:initial-creator>
    <meta:creation-date>2011-03-28T19:38:34</meta:creation-date>
    <meta:document-statistic meta:table-count="0" meta:image-count="0" meta:object-count="0" meta:page-count="2" meta:paragraph-count="73" meta:word-count="464" meta:character-count="3404"/>
    <dc:date>2011-03-28T20:01:43</dc:date>
    <dc:creator>Leandro Nunes</dc:creator>
    <meta:editing-duration>PT00H04M19S</meta:editing-duration>
    <meta:editing-cycles>1</meta:editing-cycles>
    <meta:generator>OpenOffice.org/3.2$Linux OpenOffice.org_project/320m12$Build-9483</meta:generator>
  </office:meta>
</office:document-meta>
</file>